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283in"/>
    </style:style>
    <style:style style:name="co2" style:family="table-column">
      <style:table-column-properties fo:break-before="auto" style:column-width="1.8862in"/>
    </style:style>
    <style:style style:name="co3" style:family="table-column">
      <style:table-column-properties fo:break-before="auto" style:column-width="0.3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Quantum Cost Improvement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Quantum Cost Improvement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-12">
            <text:p>-1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-15">
            <text:p>-15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Quantum Cost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Quantum Cost Improvement</text:p>
          </table:table-cell>
          <table:table-cell office:value-type="float" office:value="-19">
            <text:p>-19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Quantum Cost Improvement</text:p>
          </table:table-cell>
          <table:table-cell office:value-type="float" office:value="-20">
            <text:p>-20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Quantum Cost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Quantum Cost Improvement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0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1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2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3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4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5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6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7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8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itial_runs/alu-v0_27/o/alu-v0_27.o.16.9</text:p>
          </table:table-cell>
          <table:table-cell office:value-type="string">
            <text:p>Gate Count Improvement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name="__Anonymous_Sheet_DB__0" table:target-range-address="Sheet1.A1:Sheet1.C2040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8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8:19:22</dc:date>
    <dc:creator>Rio Lowry</dc:creator>
    <meta:generator>LibreOffice/3.4$Unix LibreOffice_project/340m1$Build-502</meta:generator>
    <meta:editing-duration>PT27M12S</meta:editing-duration>
    <meta:editing-cycles>1</meta:editing-cycles>
    <meta:document-statistic meta:table-count="1" meta:cell-count="6120" meta:object-count="0"/>
  </office:meta>
</office:document-meta>
</file>